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Fire(8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ass(5S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ater(5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ce(6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ormal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ight(6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oison(8S)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ug(6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y(6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ound(6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ock(7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teel(7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lectric(8S)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(10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airy(12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sychic(12S)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host(14S)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/00/0000</text:date>, <text:time style:data-style-name="N2" text:time-value="00:14:24.504505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1:39:39.288921619</meta:creation-date>
    <dc:date>2019-07-04T11:41:13.698344197</dc:date>
    <meta:editing-duration>P1DT11H59M19S</meta:editing-duration>
    <meta:editing-cycles>22</meta:editing-cycles>
    <meta:generator>LibreOffice/5.1.6.2$Linux_X86_64 LibreOffice_project/10m0$Build-2</meta:generator>
    <meta:document-statistic meta:table-count="1" meta:cell-count="323" meta:object-count="0"/>
  </office:meta>
</office:document-meta>
</file>